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10" svg:stroke-width="0.1cm" svg:stroke-color="#ffffff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58" style:family="graphic" style:parent-style-name="standard">
      <style:graphic-properties svg:stroke-color="#000000" draw:fill="solid" draw:fill-color="#000000" draw:textarea-horizontal-align="center" draw:textarea-vertical-align="middle"/>
    </style:style>
    <style:style style:name="gr59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61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>
      <style:graphic-properties svg:stroke-color="#000000" draw:fill="solid" draw:fill-color="#2323dc" draw:textarea-horizontal-align="justify" draw:textarea-vertical-align="middle" draw:auto-grow-height="false"/>
    </style:style>
    <style:style style:name="gr64" style:family="graphic" style:parent-style-name="standard">
      <style:graphic-properties svg:stroke-color="#000000" draw:fill="solid" draw:fill-color="#dc2300" draw:textarea-horizontal-align="justify" draw:textarea-vertical-align="middle" draw:auto-grow-height="false"/>
    </style:style>
    <style:style style:name="gr65" style:family="graphic" style:parent-style-name="standard">
      <style:graphic-properties svg:stroke-width="0.102cm" draw:marker-start-width="0.457cm" draw:marker-end-width="0.457cm" draw:fill-color="#ffffff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5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6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standard">
      <style:graphic-properties svg:stroke-width="0.051cm" draw:marker-start-width="0.381cm" draw:marker-end-width="0.381cm" draw:fill-color="#333333" draw:textarea-horizontal-align="center" draw:textarea-vertical-align="middle" fo:padding-top="0.15cm" fo:padding-bottom="0.15cm" fo:padding-left="0.275cm" fo:padding-right="0.275cm"/>
    </style:style>
    <style:style style:name="gr88" style:family="graphic" style:parent-style-name="standard" style:list-style-name="L1">
      <style:graphic-properties draw:stroke="solid" draw:stroke-dash="Dash_20_10" svg:stroke-width="0.051cm" svg:stroke-color="#000000" draw:marker-start="" draw:marker-start-width="0.381cm" draw:marker-start-center="false" draw:marker-end="" draw:marker-end-width="0.381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1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2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3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4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5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6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7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8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9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0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1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2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3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4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5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6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7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8" style:family="graphic" style:parent-style-name="standard" style:list-style-name="L1">
      <style:graphic-properties draw:stroke="solid" draw:stroke-dash="Dash_20_10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9" style:family="graphic" style:parent-style-name="standard">
      <style:graphic-properties svg:stroke-width="0.102cm" draw:marker-start-width="0.457cm" draw:marker-end-width="0.457cm" draw:fill-color="#ffffff" draw:textarea-horizontal-align="center" draw:textarea-vertical-align="middle" fo:padding-top="0.175cm" fo:padding-bottom="0.175cm" fo:padding-left="0.3cm" fo:padding-right="0.3cm"/>
    </style:style>
    <style:style style:name="gr110" style:family="graphic" style:parent-style-name="standard">
      <style:graphic-properties svg:stroke-width="0.051cm" draw:marker-start-width="0.381cm" draw:marker-end-width="0.381cm" draw:fill-color="#333333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Arial" style:font-style-name="Standaard" style:font-family-generic="swiss" style:font-pitch="variable" fo:font-size="18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Arial" style:font-style-name="Standaard" style:font-family-generic="swiss" style:font-pitch="variable" fo:font-size="80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80pt" style:language-asian="zxx" style:country-asian="none" style:font-style-asian="normal" style:font-weight-asian="normal" style:font-family-complex="Tahoma" style:font-family-generic-complex="system" style:font-pitch-complex="variable" style:font-size-complex="80pt" style:language-complex="zxx" style:country-complex="none" style:font-style-complex="normal" style:font-weight-complex="normal" style:text-emphasize="none" style:text-scale="100%" style:font-relief="embossed" style:text-overline-style="none" style:text-overline-color="font-color" fo:hyphenate="false"/>
    </style:style>
    <style:style style:name="P6" style:family="paragraph">
      <style:text-properties fo:font-family="Andalus" style:font-family-generic="swiss" style:font-pitch="variable" fo:font-size="66pt" style:font-size-asian="66pt" style:font-size-complex="66pt"/>
    </style:style>
    <style:style style:name="T1" style:family="text">
      <style:text-properties fo:color="#000000" style:text-outline="false" style:text-line-through-style="none" style:text-position="0% 100%" fo:font-family="Arial" style:font-style-name="Standaard" style:font-family-generic="swiss" style:font-pitch="variable" fo:font-size="80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80pt" style:language-asian="zxx" style:country-asian="none" style:font-style-asian="normal" style:font-weight-asian="normal" style:font-family-complex="Tahoma" style:font-family-generic-complex="system" style:font-pitch-complex="variable" style:font-size-complex="8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position="0% 100%" fo:font-family="Arial" style:font-style-name="Standaard" style:font-family-generic="swiss" style:font-pitch="variable" fo:font-size="80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80pt" style:language-asian="zxx" style:country-asian="none" style:font-style-asian="normal" style:font-weight-asian="normal" style:font-family-complex="Tahoma" style:font-family-generic-complex="system" style:font-pitch-complex="variable" style:font-size-complex="80pt" style:language-complex="zxx" style:country-complex="none" style:font-style-complex="normal" style:font-weight-complex="normal" style:text-emphasize="none" style:text-scale="100%" style:font-relief="embossed" style:text-overline-style="none" style:text-overline-color="font-color"/>
    </style:style>
    <style:style style:name="T3" style:family="text">
      <style:text-properties style:text-outline="true" fo:font-family="Andalus" style:font-family-generic="swiss" style:font-pitch="variable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g>
          <draw:custom-shape draw:style-name="gr1" draw:text-style-name="P1" draw:layer="layout" svg:width="2.645cm" svg:height="2.646cm" svg:x="6.9cm" svg:y="3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2" draw:text-style-name="P1" draw:layer="layout" svg:width="0.529cm" svg:height="0.489cm" svg:x="7.958cm" svg:y="4.559cm">
            <text:p/>
          </draw:ellipse>
        </draw:g>
        <draw:g>
          <draw:custom-shape draw:style-name="gr3" draw:text-style-name="P1" draw:layer="layout" svg:width="2.645cm" svg:height="2.645cm" svg:x="6.855cm" svg:y="6.7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4" draw:text-style-name="P1" draw:layer="layout" svg:width="0.529cm" svg:height="0.489cm" svg:x="8.442cm" svg:y="7.309cm">
            <text:p/>
          </draw:ellipse>
          <draw:ellipse draw:style-name="gr5" draw:text-style-name="P1" draw:layer="layout" svg:width="0.529cm" svg:height="0.489cm" svg:x="7.384cm" svg:y="8.367cm">
            <text:p/>
          </draw:ellipse>
        </draw:g>
        <draw:g>
          <draw:custom-shape draw:style-name="gr6" draw:text-style-name="P1" draw:layer="layout" svg:width="2.645cm" svg:height="2.645cm" svg:x="6.855cm" svg:y="10.0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7" draw:text-style-name="P1" draw:layer="layout" svg:width="0.529cm" svg:height="0.489cm" svg:x="7.913cm" svg:y="11.087cm">
            <text:p/>
          </draw:ellipse>
          <draw:ellipse draw:style-name="gr8" draw:text-style-name="P1" draw:layer="layout" svg:width="0.529cm" svg:height="0.489cm" svg:x="8.442cm" svg:y="10.559cm">
            <text:p/>
          </draw:ellipse>
          <draw:ellipse draw:style-name="gr9" draw:text-style-name="P1" draw:layer="layout" svg:width="0.529cm" svg:height="0.489cm" svg:x="7.384cm" svg:y="11.617cm">
            <text:p/>
          </draw:ellipse>
        </draw:g>
        <draw:g>
          <draw:custom-shape draw:style-name="gr10" draw:text-style-name="P1" draw:layer="layout" svg:width="2.645cm" svg:height="2.645cm" svg:x="6.855cm" svg:y="13.2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11" draw:text-style-name="P1" draw:layer="layout" svg:width="0.529cm" svg:height="0.489cm" svg:x="8.442cm" svg:y="13.809cm">
            <text:p/>
          </draw:ellipse>
          <draw:ellipse draw:style-name="gr12" draw:text-style-name="P1" draw:layer="layout" svg:width="0.529cm" svg:height="0.489cm" svg:x="7.384cm" svg:y="14.867cm">
            <text:p/>
          </draw:ellipse>
          <draw:ellipse draw:style-name="gr13" draw:text-style-name="P1" draw:layer="layout" svg:width="0.529cm" svg:height="0.489cm" svg:x="7.384cm" svg:y="13.809cm">
            <text:p/>
          </draw:ellipse>
          <draw:ellipse draw:style-name="gr14" draw:text-style-name="P1" draw:layer="layout" svg:width="0.529cm" svg:height="0.489cm" svg:x="8.442cm" svg:y="14.867cm">
            <text:p/>
          </draw:ellipse>
        </draw:g>
        <draw:g>
          <draw:custom-shape draw:style-name="gr15" draw:text-style-name="P1" draw:layer="layout" svg:width="2.645cm" svg:height="2.645cm" svg:x="6.8cm" svg:y="16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16" draw:text-style-name="P1" draw:layer="layout" svg:width="0.529cm" svg:height="0.489cm" svg:x="7.858cm" svg:y="17.558cm">
            <text:p/>
          </draw:ellipse>
          <draw:ellipse draw:style-name="gr17" draw:text-style-name="P1" draw:layer="layout" svg:width="0.529cm" svg:height="0.489cm" svg:x="8.387cm" svg:y="17.03cm">
            <text:p/>
          </draw:ellipse>
          <draw:ellipse draw:style-name="gr18" draw:text-style-name="P1" draw:layer="layout" svg:width="0.529cm" svg:height="0.489cm" svg:x="7.329cm" svg:y="18.088cm">
            <text:p/>
          </draw:ellipse>
          <draw:ellipse draw:style-name="gr19" draw:text-style-name="P1" draw:layer="layout" svg:width="0.529cm" svg:height="0.489cm" svg:x="7.329cm" svg:y="17.03cm">
            <text:p/>
          </draw:ellipse>
          <draw:ellipse draw:style-name="gr20" draw:text-style-name="P1" draw:layer="layout" svg:width="0.529cm" svg:height="0.489cm" svg:x="8.387cm" svg:y="18.088cm">
            <text:p/>
          </draw:ellipse>
        </draw:g>
        <draw:g>
          <draw:custom-shape draw:style-name="gr21" draw:text-style-name="P1" draw:layer="layout" svg:width="2.645cm" svg:height="2.645cm" svg:x="6.855cm" svg:y="19.8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22" draw:text-style-name="P1" draw:layer="layout" svg:width="0.529cm" svg:height="0.489cm" svg:x="8.442cm" svg:y="20.838cm">
            <text:p/>
          </draw:ellipse>
          <draw:ellipse draw:style-name="gr23" draw:text-style-name="P1" draw:layer="layout" svg:width="0.529cm" svg:height="0.489cm" svg:x="7.384cm" svg:y="21.594cm">
            <text:p/>
          </draw:ellipse>
          <draw:ellipse draw:style-name="gr24" draw:text-style-name="P1" draw:layer="layout" svg:width="0.529cm" svg:height="0.489cm" svg:x="7.384cm" svg:y="20.838cm">
            <text:p/>
          </draw:ellipse>
          <draw:ellipse draw:style-name="gr25" draw:text-style-name="P1" draw:layer="layout" svg:width="0.529cm" svg:height="0.489cm" svg:x="8.442cm" svg:y="21.594cm">
            <text:p/>
          </draw:ellipse>
          <draw:ellipse draw:style-name="gr26" draw:text-style-name="P1" draw:layer="layout" svg:width="0.529cm" svg:height="0.489cm" svg:x="8.442cm" svg:y="20.158cm">
            <text:p/>
          </draw:ellipse>
          <draw:ellipse draw:style-name="gr27" draw:text-style-name="P1" draw:layer="layout" svg:width="0.529cm" svg:height="0.489cm" svg:x="7.384cm" svg:y="20.158cm">
            <text:p/>
          </draw:ellipse>
        </draw:g>
        <draw:g>
          <draw:custom-shape draw:style-name="gr28" draw:text-style-name="P1" draw:layer="layout" svg:width="2.645cm" svg:height="2.646cm" svg:x="3cm" svg:y="3.4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29" draw:text-style-name="P1" draw:layer="layout" svg:width="0.529cm" svg:height="0.489cm" svg:x="4.058cm" svg:y="4.512cm">
            <text:p/>
          </draw:ellipse>
        </draw:g>
        <draw:g>
          <draw:custom-shape draw:style-name="gr30" draw:text-style-name="P1" draw:layer="layout" svg:width="2.645cm" svg:height="2.645cm" svg:x="3cm" svg:y="6.7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31" draw:text-style-name="P1" draw:layer="layout" svg:width="0.529cm" svg:height="0.489cm" svg:x="4.587cm" svg:y="7.309cm">
            <text:p/>
          </draw:ellipse>
          <draw:ellipse draw:style-name="gr32" draw:text-style-name="P1" draw:layer="layout" svg:width="0.529cm" svg:height="0.489cm" svg:x="3.529cm" svg:y="8.367cm">
            <text:p/>
          </draw:ellipse>
        </draw:g>
        <draw:g>
          <draw:custom-shape draw:style-name="gr33" draw:text-style-name="P1" draw:layer="layout" svg:width="2.645cm" svg:height="2.645cm" svg:x="3cm" svg:y="10.0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34" draw:text-style-name="P1" draw:layer="layout" svg:width="0.529cm" svg:height="0.489cm" svg:x="4.058cm" svg:y="11.087cm">
            <text:p/>
          </draw:ellipse>
          <draw:ellipse draw:style-name="gr35" draw:text-style-name="P1" draw:layer="layout" svg:width="0.529cm" svg:height="0.489cm" svg:x="4.587cm" svg:y="10.559cm">
            <text:p/>
          </draw:ellipse>
          <draw:ellipse draw:style-name="gr36" draw:text-style-name="P1" draw:layer="layout" svg:width="0.529cm" svg:height="0.489cm" svg:x="3.529cm" svg:y="11.617cm">
            <text:p/>
          </draw:ellipse>
        </draw:g>
        <draw:g>
          <draw:custom-shape draw:style-name="gr37" draw:text-style-name="P1" draw:layer="layout" svg:width="2.645cm" svg:height="2.645cm" svg:x="3cm" svg:y="13.2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38" draw:text-style-name="P1" draw:layer="layout" svg:width="0.529cm" svg:height="0.489cm" svg:x="4.587cm" svg:y="13.809cm">
            <text:p/>
          </draw:ellipse>
          <draw:ellipse draw:style-name="gr39" draw:text-style-name="P1" draw:layer="layout" svg:width="0.529cm" svg:height="0.489cm" svg:x="3.529cm" svg:y="14.867cm">
            <text:p/>
          </draw:ellipse>
          <draw:ellipse draw:style-name="gr40" draw:text-style-name="P1" draw:layer="layout" svg:width="0.529cm" svg:height="0.489cm" svg:x="3.529cm" svg:y="13.809cm">
            <text:p/>
          </draw:ellipse>
          <draw:ellipse draw:style-name="gr41" draw:text-style-name="P1" draw:layer="layout" svg:width="0.529cm" svg:height="0.489cm" svg:x="4.587cm" svg:y="14.867cm">
            <text:p/>
          </draw:ellipse>
        </draw:g>
        <draw:g>
          <draw:custom-shape draw:style-name="gr42" draw:text-style-name="P1" draw:layer="layout" svg:width="2.645cm" svg:height="2.645cm" svg:x="3cm" svg:y="16.5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43" draw:text-style-name="P1" draw:layer="layout" svg:width="0.529cm" svg:height="0.489cm" svg:x="4.058cm" svg:y="17.587cm">
            <text:p/>
          </draw:ellipse>
          <draw:ellipse draw:style-name="gr44" draw:text-style-name="P1" draw:layer="layout" svg:width="0.529cm" svg:height="0.489cm" svg:x="4.587cm" svg:y="17.059cm">
            <text:p/>
          </draw:ellipse>
          <draw:ellipse draw:style-name="gr45" draw:text-style-name="P1" draw:layer="layout" svg:width="0.529cm" svg:height="0.489cm" svg:x="3.529cm" svg:y="18.117cm">
            <text:p/>
          </draw:ellipse>
          <draw:ellipse draw:style-name="gr46" draw:text-style-name="P1" draw:layer="layout" svg:width="0.529cm" svg:height="0.489cm" svg:x="3.529cm" svg:y="17.059cm">
            <text:p/>
          </draw:ellipse>
          <draw:ellipse draw:style-name="gr47" draw:text-style-name="P1" draw:layer="layout" svg:width="0.529cm" svg:height="0.489cm" svg:x="4.587cm" svg:y="18.117cm">
            <text:p/>
          </draw:ellipse>
        </draw:g>
        <draw:g>
          <draw:custom-shape draw:style-name="gr48" draw:text-style-name="P1" draw:layer="layout" svg:width="2.645cm" svg:height="2.645cm" svg:x="3cm" svg:y="19.8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49" draw:text-style-name="P1" draw:layer="layout" svg:width="0.529cm" svg:height="0.489cm" svg:x="4.587cm" svg:y="20.838cm">
            <text:p/>
          </draw:ellipse>
          <draw:ellipse draw:style-name="gr50" draw:text-style-name="P1" draw:layer="layout" svg:width="0.529cm" svg:height="0.489cm" svg:x="3.529cm" svg:y="21.594cm">
            <text:p/>
          </draw:ellipse>
          <draw:ellipse draw:style-name="gr51" draw:text-style-name="P1" draw:layer="layout" svg:width="0.529cm" svg:height="0.489cm" svg:x="3.529cm" svg:y="20.838cm">
            <text:p/>
          </draw:ellipse>
          <draw:ellipse draw:style-name="gr52" draw:text-style-name="P1" draw:layer="layout" svg:width="0.529cm" svg:height="0.489cm" svg:x="4.587cm" svg:y="21.594cm">
            <text:p/>
          </draw:ellipse>
          <draw:ellipse draw:style-name="gr53" draw:text-style-name="P1" draw:layer="layout" svg:width="0.529cm" svg:height="0.489cm" svg:x="4.587cm" svg:y="20.158cm">
            <text:p/>
          </draw:ellipse>
          <draw:ellipse draw:style-name="gr54" draw:text-style-name="P1" draw:layer="layout" svg:width="0.529cm" svg:height="0.489cm" svg:x="3.529cm" svg:y="20.158cm">
            <text:p/>
          </draw:ellipse>
        </draw:g>
        <draw:g>
          <draw:custom-shape draw:style-name="gr55" draw:text-style-name="P2" draw:layer="layout" svg:width="3cm" svg:height="3cm" draw:transform="rotate (0.7853981633973) translate (12cm 20.6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" draw:layer="layout" svg:width="3cm" svg:height="3cm" draw:transform="rotate (0.7853981633973) translate (14.758cm 23.3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57" draw:text-style-name="P2" draw:layer="layout" svg:width="2.645cm" svg:height="2.645cm" draw:transform="rotate (0.7853981633973) translate (14.924cm 20.78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ellipse draw:style-name="gr58" draw:text-style-name="P2" draw:layer="layout" svg:width="0.529cm" svg:height="0.489cm" draw:transform="rotate (0.7853981633973) translate (16.421cm 20.033cm)">
              <text:p/>
            </draw:ellipse>
            <draw:ellipse draw:style-name="gr58" draw:text-style-name="P2" draw:layer="layout" svg:width="0.529cm" svg:height="0.489cm" draw:transform="rotate (0.7853981633973) translate (16.421cm 21.529cm)">
              <text:p/>
            </draw:ellipse>
          </draw:g>
          <draw:g>
            <draw:custom-shape draw:style-name="gr59" draw:text-style-name="P2" draw:layer="layout" svg:width="2.645cm" svg:height="2.645cm" draw:transform="rotate (0.7853981633973) translate (12.198cm 23.506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ellipse draw:style-name="gr60" draw:text-style-name="P2" draw:layer="layout" svg:width="0.529cm" svg:height="0.489cm" draw:transform="rotate (0.7853981633973) translate (13.695cm 22.759cm)">
              <text:p/>
            </draw:ellipse>
            <draw:ellipse draw:style-name="gr60" draw:text-style-name="P2" draw:layer="layout" svg:width="0.529cm" svg:height="0.489cm" draw:transform="rotate (0.7853981633973) translate (13.695cm 24.255cm)">
              <text:p/>
            </draw:ellipse>
          </draw:g>
        </draw:g>
        <draw:g>
          <draw:custom-shape draw:style-name="gr61" draw:text-style-name="P4" draw:layer="layout" svg:width="2.645cm" svg:height="2.645cm" svg:x="6.855cm" svg:y="23.456cm">
            <text:p text:style-name="P3"><text:span text:style-name="T1">?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2" draw:text-style-name="P5" draw:layer="layout" svg:width="2.645cm" svg:height="2.645cm" svg:x="3cm" svg:y="23.456cm">
            <text:p text:style-name="P3"><text:span text:style-name="T2">?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3" draw:text-style-name="P2" draw:layer="layout" svg:width="3.5cm" svg:height="2.5cm" svg:x="12.5cm" svg:y="11cm">
          <text:p/>
          <draw:enhanced-geometry svg:viewBox="0 0 21600 21600" draw:text-areas="?f0 0 ?f2 ?f5" draw:type="down-arrow" draw:modifiers="7418.7924830068 3627.763496143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2" draw:layer="layout" svg:width="3.5cm" svg:height="2.5cm" draw:transform="rotate (3.1415926535892) translate (16cm 16.6cm)">
          <text:p/>
          <draw:enhanced-geometry svg:viewBox="0 0 21600 21600" draw:text-areas="?f0 0 ?f2 ?f5" draw:type="down-arrow" draw:modifiers="7418.7924830068 3627.763496143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4" draw:text-style-name="P2" draw:layer="layout" svg:width="3.5cm" svg:height="2.5cm" svg:x="16.5cm" svg:y="11cm">
          <text:p/>
          <draw:enhanced-geometry svg:viewBox="0 0 21600 21600" draw:text-areas="?f0 0 ?f2 ?f5" draw:type="down-arrow" draw:modifiers="7418.7924830068 3627.763496143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4" draw:text-style-name="P2" draw:layer="layout" svg:width="3.5cm" svg:height="2.5cm" draw:transform="rotate (3.1415926535892) translate (20cm 16.6cm)">
          <text:p/>
          <draw:enhanced-geometry svg:viewBox="0 0 21600 21600" draw:text-areas="?f0 0 ?f2 ?f5" draw:type="down-arrow" draw:modifiers="7418.7924830068 3627.763496143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Standaard">
        <draw:g>
          <draw:circle draw:style-name="gr65" draw:text-style-name="P2" draw:layer="layout" svg:width="2.642cm" svg:height="2.642cm" svg:x="6.893cm" svg:y="3.489cm">
            <text:p/>
          </draw:circle>
          <draw:ellipse draw:style-name="gr66" draw:text-style-name="P1" draw:layer="layout" svg:width="0.529cm" svg:height="0.489cm" svg:x="7.959cm" svg:y="4.56cm">
            <text:p/>
          </draw:ellipse>
        </draw:g>
        <draw:g>
          <draw:circle draw:style-name="gr65" draw:text-style-name="P2" draw:layer="layout" svg:width="2.642cm" svg:height="2.642cm" svg:x="6.867cm" svg:y="6.791cm">
            <text:p/>
          </draw:circle>
          <draw:ellipse draw:style-name="gr67" draw:text-style-name="P1" draw:layer="layout" svg:width="0.529cm" svg:height="0.489cm" svg:x="8.443cm" svg:y="7.31cm">
            <text:p/>
          </draw:ellipse>
          <draw:ellipse draw:style-name="gr68" draw:text-style-name="P1" draw:layer="layout" svg:width="0.529cm" svg:height="0.489cm" svg:x="7.385cm" svg:y="8.368cm">
            <text:p/>
          </draw:ellipse>
        </draw:g>
        <draw:g>
          <draw:circle draw:style-name="gr65" draw:text-style-name="P2" draw:layer="layout" svg:width="2.642cm" svg:height="2.642cm" svg:x="7cm" svg:y="10cm">
            <text:p/>
          </draw:circle>
          <draw:ellipse draw:style-name="gr69" draw:text-style-name="P1" draw:layer="layout" svg:width="0.529cm" svg:height="0.489cm" svg:x="8.047cm" svg:y="11.046cm">
            <text:p/>
          </draw:ellipse>
          <draw:ellipse draw:style-name="gr70" draw:text-style-name="P1" draw:layer="layout" svg:width="0.529cm" svg:height="0.489cm" svg:x="8.576cm" svg:y="10.518cm">
            <text:p/>
          </draw:ellipse>
          <draw:ellipse draw:style-name="gr71" draw:text-style-name="P1" draw:layer="layout" svg:width="0.529cm" svg:height="0.489cm" svg:x="7.518cm" svg:y="11.576cm">
            <text:p/>
          </draw:ellipse>
        </draw:g>
        <draw:g>
          <draw:circle draw:style-name="gr65" draw:text-style-name="P2" draw:layer="layout" svg:width="2.642cm" svg:height="2.642cm" svg:x="6.867cm" svg:y="13.268cm">
            <text:p/>
          </draw:circle>
          <draw:ellipse draw:style-name="gr72" draw:text-style-name="P1" draw:layer="layout" svg:width="0.529cm" svg:height="0.489cm" svg:x="8.443cm" svg:y="13.81cm">
            <text:p/>
          </draw:ellipse>
          <draw:ellipse draw:style-name="gr73" draw:text-style-name="P1" draw:layer="layout" svg:width="0.529cm" svg:height="0.489cm" svg:x="7.385cm" svg:y="14.868cm">
            <text:p/>
          </draw:ellipse>
          <draw:ellipse draw:style-name="gr74" draw:text-style-name="P1" draw:layer="layout" svg:width="0.529cm" svg:height="0.489cm" svg:x="7.385cm" svg:y="13.81cm">
            <text:p/>
          </draw:ellipse>
          <draw:ellipse draw:style-name="gr75" draw:text-style-name="P1" draw:layer="layout" svg:width="0.529cm" svg:height="0.489cm" svg:x="8.443cm" svg:y="14.868cm">
            <text:p/>
          </draw:ellipse>
        </draw:g>
        <draw:g>
          <draw:circle draw:style-name="gr65" draw:text-style-name="P2" draw:layer="layout" svg:width="2.642cm" svg:height="2.642cm" svg:x="6.867cm" svg:y="16.494cm">
            <text:p/>
          </draw:circle>
          <draw:ellipse draw:style-name="gr76" draw:text-style-name="P1" draw:layer="layout" svg:width="0.529cm" svg:height="0.489cm" svg:x="7.859cm" svg:y="17.559cm">
            <text:p/>
          </draw:ellipse>
          <draw:ellipse draw:style-name="gr77" draw:text-style-name="P1" draw:layer="layout" svg:width="0.529cm" svg:height="0.489cm" svg:x="8.388cm" svg:y="17.031cm">
            <text:p/>
          </draw:ellipse>
          <draw:ellipse draw:style-name="gr78" draw:text-style-name="P1" draw:layer="layout" svg:width="0.529cm" svg:height="0.489cm" svg:x="7.33cm" svg:y="18.089cm">
            <text:p/>
          </draw:ellipse>
          <draw:ellipse draw:style-name="gr79" draw:text-style-name="P1" draw:layer="layout" svg:width="0.529cm" svg:height="0.489cm" svg:x="7.33cm" svg:y="17.031cm">
            <text:p/>
          </draw:ellipse>
          <draw:ellipse draw:style-name="gr80" draw:text-style-name="P1" draw:layer="layout" svg:width="0.529cm" svg:height="0.489cm" svg:x="8.388cm" svg:y="18.089cm">
            <text:p/>
          </draw:ellipse>
        </draw:g>
        <draw:g>
          <draw:circle draw:style-name="gr65" draw:text-style-name="P2" draw:layer="layout" svg:width="2.642cm" svg:height="2.642cm" svg:x="6.867cm" svg:y="19.847cm">
            <text:p/>
          </draw:circle>
          <draw:ellipse draw:style-name="gr81" draw:text-style-name="P1" draw:layer="layout" svg:width="0.529cm" svg:height="0.489cm" svg:x="8.443cm" svg:y="20.839cm">
            <text:p/>
          </draw:ellipse>
          <draw:ellipse draw:style-name="gr82" draw:text-style-name="P1" draw:layer="layout" svg:width="0.529cm" svg:height="0.489cm" svg:x="7.385cm" svg:y="21.595cm">
            <text:p/>
          </draw:ellipse>
          <draw:ellipse draw:style-name="gr83" draw:text-style-name="P1" draw:layer="layout" svg:width="0.529cm" svg:height="0.489cm" svg:x="7.385cm" svg:y="20.839cm">
            <text:p/>
          </draw:ellipse>
          <draw:ellipse draw:style-name="gr84" draw:text-style-name="P1" draw:layer="layout" svg:width="0.529cm" svg:height="0.489cm" svg:x="8.443cm" svg:y="21.595cm">
            <text:p/>
          </draw:ellipse>
          <draw:ellipse draw:style-name="gr85" draw:text-style-name="P1" draw:layer="layout" svg:width="0.529cm" svg:height="0.489cm" svg:x="8.443cm" svg:y="20.159cm">
            <text:p/>
          </draw:ellipse>
          <draw:ellipse draw:style-name="gr86" draw:text-style-name="P1" draw:layer="layout" svg:width="0.529cm" svg:height="0.489cm" svg:x="7.385cm" svg:y="20.159cm">
            <text:p/>
          </draw:ellipse>
        </draw:g>
        <draw:g>
          <draw:circle draw:style-name="gr87" draw:text-style-name="P2" draw:layer="layout" svg:width="2.642cm" svg:height="2.642cm" svg:x="3.007cm" svg:y="3.464cm">
            <text:p/>
          </draw:circle>
          <draw:ellipse draw:style-name="gr88" draw:text-style-name="P1" draw:layer="layout" svg:width="0.529cm" svg:height="0.489cm" svg:x="4.059cm" svg:y="4.513cm">
            <text:p/>
          </draw:ellipse>
        </draw:g>
        <draw:g>
          <draw:circle draw:style-name="gr87" draw:text-style-name="P2" draw:layer="layout" svg:width="2.642cm" svg:height="2.642cm" svg:x="3.007cm" svg:y="6.791cm">
            <text:p/>
          </draw:circle>
          <draw:ellipse draw:style-name="gr89" draw:text-style-name="P1" draw:layer="layout" svg:width="0.529cm" svg:height="0.489cm" svg:x="4.588cm" svg:y="7.31cm">
            <text:p/>
          </draw:ellipse>
          <draw:ellipse draw:style-name="gr90" draw:text-style-name="P1" draw:layer="layout" svg:width="0.529cm" svg:height="0.489cm" svg:x="3.53cm" svg:y="8.368cm">
            <text:p/>
          </draw:ellipse>
        </draw:g>
        <draw:g>
          <draw:circle draw:style-name="gr87" draw:text-style-name="P2" draw:layer="layout" svg:width="2.642cm" svg:height="2.642cm" svg:x="3.007cm" svg:y="10.042cm">
            <text:p/>
          </draw:circle>
          <draw:ellipse draw:style-name="gr91" draw:text-style-name="P1" draw:layer="layout" svg:width="0.529cm" svg:height="0.489cm" svg:x="4.059cm" svg:y="11.088cm">
            <text:p/>
          </draw:ellipse>
          <draw:ellipse draw:style-name="gr92" draw:text-style-name="P1" draw:layer="layout" svg:width="0.529cm" svg:height="0.489cm" svg:x="4.588cm" svg:y="10.56cm">
            <text:p/>
          </draw:ellipse>
          <draw:ellipse draw:style-name="gr93" draw:text-style-name="P1" draw:layer="layout" svg:width="0.529cm" svg:height="0.489cm" svg:x="3.53cm" svg:y="11.618cm">
            <text:p/>
          </draw:ellipse>
        </draw:g>
        <draw:g>
          <draw:circle draw:style-name="gr87" draw:text-style-name="P2" draw:layer="layout" svg:width="2.642cm" svg:height="2.642cm" svg:x="3.007cm" svg:y="13.268cm">
            <text:p/>
          </draw:circle>
          <draw:ellipse draw:style-name="gr94" draw:text-style-name="P1" draw:layer="layout" svg:width="0.529cm" svg:height="0.489cm" svg:x="4.588cm" svg:y="13.81cm">
            <text:p/>
          </draw:ellipse>
          <draw:ellipse draw:style-name="gr95" draw:text-style-name="P1" draw:layer="layout" svg:width="0.529cm" svg:height="0.489cm" svg:x="3.53cm" svg:y="14.868cm">
            <text:p/>
          </draw:ellipse>
          <draw:ellipse draw:style-name="gr96" draw:text-style-name="P1" draw:layer="layout" svg:width="0.529cm" svg:height="0.489cm" svg:x="3.53cm" svg:y="13.81cm">
            <text:p/>
          </draw:ellipse>
          <draw:ellipse draw:style-name="gr97" draw:text-style-name="P1" draw:layer="layout" svg:width="0.529cm" svg:height="0.489cm" svg:x="4.588cm" svg:y="14.868cm">
            <text:p/>
          </draw:ellipse>
        </draw:g>
        <draw:g>
          <draw:circle draw:style-name="gr87" draw:text-style-name="P2" draw:layer="layout" svg:width="2.642cm" svg:height="2.642cm" svg:x="3.007cm" svg:y="16.519cm">
            <text:p/>
          </draw:circle>
          <draw:ellipse draw:style-name="gr98" draw:text-style-name="P1" draw:layer="layout" svg:width="0.529cm" svg:height="0.489cm" svg:x="4.059cm" svg:y="17.588cm">
            <text:p/>
          </draw:ellipse>
          <draw:ellipse draw:style-name="gr99" draw:text-style-name="P1" draw:layer="layout" svg:width="0.529cm" svg:height="0.489cm" svg:x="4.588cm" svg:y="17.06cm">
            <text:p/>
          </draw:ellipse>
          <draw:ellipse draw:style-name="gr100" draw:text-style-name="P1" draw:layer="layout" svg:width="0.529cm" svg:height="0.489cm" svg:x="3.53cm" svg:y="18.118cm">
            <text:p/>
          </draw:ellipse>
          <draw:ellipse draw:style-name="gr101" draw:text-style-name="P1" draw:layer="layout" svg:width="0.529cm" svg:height="0.489cm" svg:x="3.53cm" svg:y="17.06cm">
            <text:p/>
          </draw:ellipse>
          <draw:ellipse draw:style-name="gr102" draw:text-style-name="P1" draw:layer="layout" svg:width="0.529cm" svg:height="0.489cm" svg:x="4.588cm" svg:y="18.118cm">
            <text:p/>
          </draw:ellipse>
        </draw:g>
        <draw:g>
          <draw:circle draw:style-name="gr87" draw:text-style-name="P2" draw:layer="layout" svg:width="2.642cm" svg:height="2.642cm" svg:x="3.007cm" svg:y="19.847cm">
            <text:p/>
          </draw:circle>
          <draw:ellipse draw:style-name="gr103" draw:text-style-name="P1" draw:layer="layout" svg:width="0.529cm" svg:height="0.489cm" svg:x="4.588cm" svg:y="20.839cm">
            <text:p/>
          </draw:ellipse>
          <draw:ellipse draw:style-name="gr104" draw:text-style-name="P1" draw:layer="layout" svg:width="0.529cm" svg:height="0.489cm" svg:x="3.53cm" svg:y="21.595cm">
            <text:p/>
          </draw:ellipse>
          <draw:ellipse draw:style-name="gr105" draw:text-style-name="P1" draw:layer="layout" svg:width="0.529cm" svg:height="0.489cm" svg:x="3.53cm" svg:y="20.839cm">
            <text:p/>
          </draw:ellipse>
          <draw:ellipse draw:style-name="gr106" draw:text-style-name="P1" draw:layer="layout" svg:width="0.529cm" svg:height="0.489cm" svg:x="4.588cm" svg:y="21.595cm">
            <text:p/>
          </draw:ellipse>
          <draw:ellipse draw:style-name="gr107" draw:text-style-name="P1" draw:layer="layout" svg:width="0.529cm" svg:height="0.489cm" svg:x="4.588cm" svg:y="20.159cm">
            <text:p/>
          </draw:ellipse>
          <draw:ellipse draw:style-name="gr108" draw:text-style-name="P1" draw:layer="layout" svg:width="0.529cm" svg:height="0.489cm" svg:x="3.53cm" svg:y="20.159cm">
            <text:p/>
          </draw:ellipse>
        </draw:g>
        <draw:g>
          <draw:circle draw:style-name="gr109" draw:text-style-name="P2" draw:layer="layout" svg:width="2.642cm" svg:height="2.642cm" svg:x="6.867cm" svg:y="22.947cm">
            <text:p text:style-name="P6"><text:span text:style-name="T3">?</text:span></text:p>
          </draw:circle>
        </draw:g>
        <draw:g>
          <draw:circle draw:style-name="gr110" draw:text-style-name="P2" draw:layer="layout" svg:width="2.642cm" svg:height="2.642cm" svg:x="3cm" svg:y="23cm">
            <text:p text:style-name="P6"><text:span text:style-name="T3">?</text:span></text:p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Empty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ny Atkins</meta:initial-creator>
    <meta:creation-date>2009-11-15T17:13:15.25</meta:creation-date>
    <dc:date>2010-03-22T22:05:25.50</dc:date>
    <dc:creator>Tony Atkins</dc:creator>
    <meta:editing-duration>PT13H14M55S</meta:editing-duration>
    <meta:editing-cycles>4</meta:editing-cycles>
    <meta:generator>OpenOffice.org/3.2$Win32 OpenOffice.org_project/320m12$Build-9483</meta:generator>
    <meta:document-statistic meta:object-count="155"/>
  </office:meta>
</office:document-meta>
</file>